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AttributesConverter.TableAttributes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bleAttributesConverter.convertTableAttributes( Table f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bleAttributesConverter.convertCellAttributes( TableCell fobj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3">
            <text:p text:style-name="Table_20_Contents">23</text:p>
          </table:table-cell>
          <table:table-cell office:value-type="float" office:value="92">
            <text:p text:style-name="Table_20_Contents">92</text:p>
          </table:table-cell>
        </table:table-row>
        <table:table-row>
          <table:table-cell office:value-type="string">
            <text:p text:style-name="Table_20_Contents">TableAttributesConverter.convertRowAttributes( TableRow fobj , RtfAttributes rtfat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ableAttributesConverter.convertTablePartAttributes( Table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